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0.343cm" fo:min-width="0.262cm" draw:shadow="hidden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6.604cm" svg:height="8.944cm" svg:x="7.873cm" svg:y="3.755cm" svg:viewBox="0 0 6605 8945" svg:d="M3149 2895l-1779 762v-1524zM4673 6022l-3694-1598 3694-1558-3811-1649v3156 100 3156zM6605 2921l-3508 1552 3508 1551-6605 2921v-3103-2739-3103zM3203 5951l-1779 762v-1524z">
          <text:p/>
        </draw:path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굴림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15:39:17.357000000</meta:creation-date>
    <dc:date>2019-01-27T15:55:12.596000000</dc:date>
    <meta:editing-duration>PT5M45S</meta:editing-duration>
    <meta:editing-cycles>1</meta:editing-cycles>
    <meta:document-statistic meta:object-count="24"/>
    <meta:generator>LibreOffice/6.1.3.2$Windows_X86_64 LibreOffice_project/86daf60bf00efa86ad547e59e09d6bb77c699acb</meta:generator>
  </office:meta>
</office:document-meta>
</file>